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1512" officeooo:paragraph-rsid="001b151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cd3b" officeooo:paragraph-rsid="001ccd3b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5" style:family="paragraph" style:parent-style-name="Standard">
      <style:text-properties officeooo:rsid="001e377c" officeooo:paragraph-rsid="001e377c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15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3">30th</text:span> of <text:span text:style-name="T3">May</text:span> 202<text:span text:style-name="T3">3</text:span> under the <text:span text:style-name="T3">30th</text:span> PA Meeting.</text:p>
      <text:p text:style-name="P1"/>
      <text:p text:style-name="P1">The Assembly, recognising the current situation,</text:p>
      <text:p text:style-name="P1"/>
      <text:p text:style-name="P2">Constitutes the need to implement the Freedom Chat plugin (see appendix A).</text:p>
      <text:p text:style-name="P2">This conditionally if we update to 1.19+ so there would be no chat reporting.</text:p>
      <text:p text:style-name="P1"/>
      <text:p text:style-name="P1">And proceeds.</text:p>
      <text:p text:style-name="P1"/>
      <text:p text:style-name="P1">Signed by,</text:p>
      <text:p text:style-name="P3">Emeralda_axe7</text:p>
      <text:p text:style-name="P3">FVerndari</text:p>
      <text:p text:style-name="P3">Comradedoggo_23</text:p>
      <text:p text:style-name="P3">Lunar_Lunatic_</text:p>
      <text:p text:style-name="P1"/>
      <text:p text:style-name="P1"/>
      <text:p text:style-name="P1"/>
      <text:p text:style-name="Standard"><text:span text:style-name="T1">[</text:span><text:span text:style-name="T2">Motion 30-4: To implement the Freedom Chat plugin</text:span><text:span text:style-name="T1">]</text:span></text:p>
      <text:p text:style-name="Standard"><text:span text:style-name="T1"/></text:p>
      <text:p text:style-name="P5"><text:span text:style-name="T1">APPENDIX A:</text:span></text:p>
      <text:p text:style-name="P5"><text:span text:style-name="T1">https://modrinth.com/plugin/freedomcha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0:52:01.899366284</dc:date>
    <meta:editing-duration>PT2M35S</meta:editing-duration>
    <meta:editing-cycles>8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13" meta:word-count="66" meta:character-count="458" meta:non-whitespace-character-count="405"/>
  </office:meta>
</office:document-meta>
</file>